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162871209286286087"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2331593326656207990"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7044521955124651412"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2123240634787005337"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160437054199804764" text:style-name="L5">
        <text:list-item>
          <text:list>
            <text:list-header>
              <text:p text:style-name="P70">0.75 mile splits: 9:06, 9:24, 8:13</text:p>
              <text:p text:style-name="P70">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10"><text:soft-page-break/>Sat June 20, 2020 4.85 miles <text:s/></text:p>
      <text:list xml:id="list6298304523565150233" text:style-name="L6">
        <text:list-item>
          <text:list>
            <text:list-header>
              <text:p text:style-name="P71"><text:span text:style-name="T1">Warm up:</text:span> 0.2 mile jog and rest 2 minutes</text:p>
              <text:p text:style-name="P71"><text:span text:style-name="T1">Run:</text:span> 4.4 miles averaging 10:21 on hilly roads in California MD</text:p>
            </text:list-header>
          </text:list>
        </text:list-item>
      </text:list>
      <text:p text:style-name="P15">Mile splits: 11:51, 10:38, 10:19, 9:23 and the last <text:s/>0.4 miles at 8:27/mile</text:p>
      <text:p text:style-name="P15"><text:span text:style-name="T1">Warm down:</text:span> rest 2 minutes and 0.25 jog</text:p>
      <text:p text:style-name="P15"/>
      <text:p text:style-name="P10">Sun June 21, 2020 6 miles on a hot, humid day</text:p>
      <text:p text:style-name="P10">Run: <text:span text:style-name="T2">6</text:span> <text:span text:style-name="T2">miles averaging 10:20/mile on hilly roads in California MD</text:span></text:p>
      <text:p text:style-name="P15">Mile splits: 10:59, 10:50, 10:11, 10:42, 9:59, 9:29</text:p>
      <text:p text:style-name="P10">Warm down:<text:span text:style-name="T2"> <text:s text:c="2"/>0.25 mile walk</text:span> <text:s/></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1T21:37:22.44</dc:date>
    <dc:creator>James Lombardi</dc:creator>
    <meta:editing-duration>P4DT19H34M26S</meta:editing-duration>
    <meta:editing-cycles>431</meta:editing-cycles>
    <meta:generator>OpenOffice/4.1.2$Win32 OpenOffice.org_project/412m3$Build-9782</meta:generator>
    <meta:document-statistic meta:table-count="0" meta:image-count="0" meta:object-count="0" meta:page-count="57" meta:paragraph-count="1539" meta:word-count="16928" meta:character-count="84128"/>
  </office:meta>
</office:document-meta>
</file>